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c26ef" officeooo:paragraph-rsid="000c26ef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officeooo:rsid="000c26ef" officeooo:paragraph-rsid="000c26ef" style:font-size-asian="14pt" style:font-size-complex="14pt"/>
    </style:style>
    <style:style style:name="P3" style:family="paragraph" style:parent-style-name="Standard">
      <style:text-properties fo:font-size="14pt" officeooo:paragraph-rsid="000c26ef" style:font-size-asian="14pt" style:font-size-complex="14pt"/>
    </style:style>
    <style:style style:name="P4" style:family="paragraph" style:parent-style-name="Standard">
      <style:text-properties fo:font-size="14pt" officeooo:rsid="000c42be" officeooo:paragraph-rsid="000c42be" style:font-size-asian="14pt" style:font-size-complex="14pt"/>
    </style:style>
    <style:style style:name="P5" style:family="paragraph" style:parent-style-name="Standard">
      <style:text-properties fo:font-size="14pt" officeooo:rsid="000dd63f" officeooo:paragraph-rsid="000dd63f" style:font-size-asian="14pt" style:font-size-complex="14pt"/>
    </style:style>
    <style:style style:name="P6" style:family="paragraph" style:parent-style-name="Standard">
      <style:text-properties style:font-name="Liberation Serif" fo:font-size="14pt" officeooo:rsid="000c26ef" officeooo:paragraph-rsid="000c26ef" style:font-size-asian="14pt" style:font-size-complex="14pt"/>
    </style:style>
    <style:style style:name="P7" style:family="paragraph" style:parent-style-name="Standard">
      <style:text-properties officeooo:paragraph-rsid="000dd63f"/>
    </style:style>
    <style:style style:name="P8" style:family="paragraph" style:parent-style-name="Standard">
      <style:text-properties fo:font-size="14pt" fo:font-weight="normal" officeooo:rsid="000c26ef" officeooo:paragraph-rsid="000dd63f" style:font-size-asian="14pt" style:font-weight-asian="normal" style:font-size-complex="14pt" style:font-weight-complex="normal"/>
    </style:style>
    <style:style style:name="T1" style:family="text">
      <style:text-properties fo:font-size="14pt" fo:font-weight="normal" officeooo:rsid="000dd63f" style:font-size-asian="14pt" style:font-weight-asian="normal" style:font-size-complex="14pt" style:font-weight-complex="normal"/>
    </style:style>
    <style:style style:name="T2" style:family="text">
      <style:text-properties fo:font-size="14pt" officeooo:rsid="000c42be" style:font-size-asian="14pt" style:font-size-complex="14pt"/>
    </style:style>
    <style:style style:name="T3" style:family="text">
      <style:text-properties fo:font-size="14pt" officeooo:rsid="000dd63f" style:font-size-asian="14pt" style:font-size-complex="14pt"/>
    </style:style>
    <style:style style:name="T4" style:family="text">
      <style:text-properties style:font-name="Liberation Serif"/>
    </style:style>
    <style:style style:name="T5" style:family="text">
      <style:text-properties style:font-name="Liberation Serif1"/>
    </style:style>
    <style:style style:name="T6" style:family="text">
      <style:text-properties officeooo:rsid="000e29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ologique Recherche</text:p>
      <text:p text:style-name="P1"/>
      <text:p text:style-name="P8">Tato luxusní kosmetika vznikla ve Francii na konci 70. let 20. století.</text:p>
      <text:p text:style-name="P7"><text:span text:style-name="T1">Podíleli se na ni biolog </text:span><text:span text:style-name="T2">Yvan, </text:span><text:span text:style-name="T3">fyzioterapeutka </text:span><text:span text:style-name="T2">Josette a </text:span><text:span text:style-name="T3">lékař </text:span><text:span text:style-name="T2">Phillippe Allouche.</text:span></text:p>
      <text:p text:style-name="P4">Díky jejich nadšení a vášni vznikla unikátní značka, která je známá v<text:span text:style-name="T6">e více než</text:span> <text:span text:style-name="T6">70</text:span> zemích a má pověstný věhlas díky ohromující efektivitě produktů, založených na vědeckém přístupu k péči o pleť.</text:p>
      <text:p text:style-name="P3"/>
      <text:p text:style-name="P1"/>
      <text:p text:style-name="P1">Metodologie</text:p>
      <text:p text:style-name="P1"/>
      <text:p text:style-name="P2">Autentičnost a harmonie jsou duchem a tvoří základ kosmetických produktů Biologique Recherche.</text:p>
      <text:p text:style-name="P2">Všechny produkty BR spojují tyto specifické charakteristiky:</text:p>
      <text:p text:style-name="P2"/>
      <text:p text:style-name="P2"><text:span text:style-name="T4">·</text:span><text:span text:style-name="T5"> Vysoké koncentrace botanických, mořských a biologických extraktů</text:span></text:p>
      <text:p text:style-name="P2"/>
      <text:p text:style-name="P2"><text:span text:style-name="T4">·</text:span><text:span text:style-name="T5"> Žádná umělá parfemace, z důvodu zachování integrity receptu a prevence před alergickými reakcemi.</text:span></text:p>
      <text:p text:style-name="P2"/>
      <text:p text:style-name="P6">· Respekt k původní struktuře aktivních ingrediencí, většina z nich je proto získávána během ,,studeného procesu“.</text:p>
      <text:p text:style-name="P2"/>
      <text:p text:style-name="P6">· Obsahují vysoce kvalitní kompozice a aktivní ingredience odpovídající kvalitě značky Biologique Recherche.</text:p>
      <text:p text:style-name="P2"/>
      <text:p text:style-name="P6">· Produkty jsou formulovány tak, aby se s použitím unikátních originálních technik a Remodeling Face© Machine vzájemně doplňovaly a bylo dosaženo okamžitých, vyjímečných a vždy magických výsledků.</text:p>
      <text:p text:style-name="P2"/>
      <text:p text:style-name="P2"/>
      <text:p text:style-name="P2"/>
      <text:p text:style-name="P1">Originální metoda Biologique Recherche je založena na 3 pilířích.</text:p>
      <text:p text:style-name="P2"/>
      <text:p text:style-name="P1">1. Vyhodnocovací fáze</text:p>
      <text:p text:style-name="P1"/>
      <text:p text:style-name="P2">V této fázi se používá specifického, fyziologického a dotekového přístupu, kdy odbornice vytvoří ošetření na míru konkrétní osobě.</text:p>
      <text:p text:style-name="P2">Vyhodnotí tak nejvhodnější aplikaci produktů a následnou péči na doma.</text:p>
      <text:p text:style-name="P2"/>
      <text:p text:style-name="P1">2. Inicializační fáze</text:p>
      <text:p text:style-name="P1"/>
      <text:p text:style-name="P2">Tato fáze je klíčová část metody Biologique Recherche. </text:p>
      <text:p text:style-name="P2">Během ní je epidermis důkladně vyčištěna, vyrovnána, jemně exfoliována a její proteo-lipidový film se obnovuje.</text:p>
      <text:p text:style-name="P2"><text:soft-page-break/></text:p>
      <text:p text:style-name="P1">3. Fáze ošetření</text:p>
      <text:p text:style-name="P2"/>
      <text:p text:style-name="P2">Nyní jsou aplikovány produkty obsahující nejvyšší koncentrace aktivních látek. </text:p>
      <text:p text:style-name="P2">Jejich cílem je důkladná obnova epidermis a aktivace jak regeneračních vlastností, tak i hlubších struktur pleti. </text:p>
      <text:p text:style-name="P2">Toto je nejúčinnější část programu Biologique Recherche v péči o pleť, která je po této fázi jasná a rozzářená.</text:p>
      <text:p text:style-name="P2"/>
      <text:p text:style-name="P2"/>
      <text:p text:style-name="P5">KONTAKT</text:p>
      <text:p text:style-name="P5"/>
      <text:p text:style-name="P5">(prosím o mapu salonu <text:a xlink:type="simple" xlink:href="https://mapy.cz/zakladni?source=addr&amp;id=11190228&amp;ds=1&amp;x=15.1226347&amp;y=50.1475728&amp;z=17" text:style-name="Internet_20_link" text:visited-style-name="Visited_20_Internet_20_Link">https://mapy.cz/zakladni?source=addr&amp;id=11190228&amp;ds=1&amp;x=15.1226347&amp;y=50.1475728&amp;z=17</text:a> + mapa možnosti parkování u úřadu práce)</text:p>
      <text:p text:style-name="P5"/>
      <text:p text:style-name="P5">Pasáž Archa<text:tab/><text:tab/><text:tab/><text:tab/><text:tab/><text:tab/></text:p>
      <text:p text:style-name="P5">Création de Milli</text:p>
      <text:p text:style-name="P5">T.G.Masaryka 1412/6</text:p>
      <text:p text:style-name="P5">290 01 Poděbrady</text:p>
      <text:p text:style-name="P5"/>
      <text:p text:style-name="P5">734 482 845</text:p>
      <text:p text:style-name="P5"><text:a xlink:type="simple" xlink:href="mailto:creationdemilli@gmail.com" text:style-name="Internet_20_link" text:visited-style-name="Visited_20_Internet_20_Link">creationdemilli@gmail.com</text:a></text:p>
      <text:p text:style-name="P5"/>
      <text:p text:style-name="P5">JAK SE K NÁM DOSTANETE</text:p>
      <text:p text:style-name="P5"/>
      <text:p text:style-name="P5">Autobusové a vlakové nádraží se nachází 250m od salonu.</text:p>
      <text:p text:style-name="P5"/>
      <text:p text:style-name="P5">Pokud pojedete autem, můžete zaparkovat v ulici Hakenova a Tyršova nebo na parkovišti zde (a tady bych dala mapku parkoviště u úřadu práce nebo aspoň odkaz https://mapy.cz/zakladni?source=traf&amp;id=50692&amp;ds=1&amp;x=15.1235516&amp;y=50.1478727&amp;z=17</text:p>
      <text:p text:style-name="P5"/>
      <text:p text:style-name="P5">OTEVÍRACÍ DOBA</text:p>
      <text:p text:style-name="P5"/>
      <text:p text:style-name="P5">PO – NE dle telefonické domluvy</text:p>
      <text:p text:style-name="P5"/>
      <text:p text:style-name="P5"/>
      <text:p text:style-name="P5">KONTAKTNÍ FORMULÁŘ</text:p>
      <text:p text:style-name="P5">(pokud by to bylo možné, jinak nemusí)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2T17:32:22.890000000</meta:creation-date>
    <dc:date>2023-04-13T16:50:44.527000000</dc:date>
    <meta:editing-duration>PT2H53M8S</meta:editing-duration>
    <meta:editing-cycles>5</meta:editing-cycles>
    <meta:generator>LibreOffice/7.4.4.2$Windows_X86_64 LibreOffice_project/85569322deea74ec9134968a29af2df5663baa21</meta:generator>
    <meta:document-statistic meta:table-count="0" meta:image-count="0" meta:object-count="0" meta:page-count="2" meta:paragraph-count="38" meta:word-count="353" meta:character-count="2582" meta:non-whitespace-character-count="2257"/>
  </office:meta>
</office:document-meta>
</file>